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b65" officeooo:paragraph-rsid="000f1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Creator5.9-5.10</text:p>
      <text:p text:style-name="P1">Qt5.9</text:p>
      <text:p text:style-name="P1">Cmake</text:p>
      <text:p text:style-name="P1">gcc, git, gitkraken</text:p>
      <text:p text:style-name="P1"/>
      <text:p text:style-name="P1">last version for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53:54.300669594</meta:creation-date>
    <dc:date>2018-02-21T17:00:56.897406820</dc:date>
    <meta:editing-duration>P1DT3H56M52S</meta:editing-duration>
    <meta:editing-cycles>1</meta:editing-cycles>
    <meta:document-statistic meta:table-count="0" meta:image-count="0" meta:object-count="0" meta:page-count="1" meta:paragraph-count="5" meta:word-count="10" meta:character-count="66" meta:non-whitespace-character-count="61"/>
    <meta:generator>LibreOffice/5.1.6.2$Linux_X86_64 LibreOffice_project/10m0$Build-2</meta:generator>
  </office:meta>
</office:document-meta>
</file>